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45E00000345A6B0147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6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8cm" svg:height="16.199cm" svg:x="2.6cm" svg:y="3.501cm">
          <draw:image xlink:href="Pictures/100002010000045E00000345A6B01473.png" xlink:type="simple" xlink:show="embed" xlink:actuate="onLoad">
            <text:p/>
          </draw:image>
        </draw:frame>
        <draw:custom-shape draw:style-name="gr2" draw:text-style-name="P1" draw:layer="layout" svg:width="7.2cm" svg:height="1.5cm" svg:x="2.6cm" svg:y="1.5cm">
          <text:p text:style-name="P1">Main Scre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20:50:45.458000000</meta:creation-date>
    <dc:date>2015-03-05T21:31:39.336000000</dc:date>
    <meta:editing-duration>PT8M29S</meta:editing-duration>
    <meta:editing-cycles>2</meta:editing-cycles>
    <meta:generator>LibreOffice/4.3.2.2$Windows_x86 LibreOffice_project/edfb5295ba211bd31ad47d0bad0118690f76407d</meta:generator>
    <meta:document-statistic meta:object-count="2"/>
  </office:meta>
</office:document-meta>
</file>